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Text_20_body" style:list-style-name="L11">
    </style:style>
    <style:style style:name="P14" style:family="paragraph" style:parent-style-name="Text_20_body" style:list-style-name="L12">
      <style:paragraph-properties fo:margin-top="0in" fo:margin-bottom="0in"/>
    </style:style>
    <style:style style:name="P15" style:family="paragraph" style:parent-style-name="Text_20_body" style:list-style-name="L13">
      <style:paragraph-properties fo:margin-top="0in" fo:margin-bottom="0in"/>
    </style:style>
    <style:style style:name="P16" style:family="paragraph" style:parent-style-name="Text_20_body" style:list-style-name="L14">
      <style:paragraph-properties fo:margin-top="0in" fo:margin-bottom="0in"/>
    </style:style>
    <style:style style:name="P17" style:family="paragraph" style:parent-style-name="Text_20_body" style:list-style-name="L15"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Text_20_body" style:list-style-name="L16">
      <style:paragraph-properties fo:margin-top="0in" fo:margin-bottom="0in"/>
    </style:style>
    <style:style style:name="P22" style:family="paragraph" style:parent-style-name="Text_20_body" style:list-style-name="L17">
      <style:paragraph-properties fo:margin-top="0in" fo:margin-bottom="0in"/>
    </style:style>
    <style:style style:name="P23" style:family="paragraph" style:parent-style-name="Text_20_body" style:list-style-name="L18">
      <style:paragraph-properties fo:margin-top="0in" fo:margin-bottom="0in"/>
    </style:style>
  </office:automatic-styles>
  <office:body>
    <office:text>
      <text:h text:style-name="Heading_20_1" text:outline-level="1">Cristóbal Carnero Liñán – Resume</text:h>
      <text:p text:style-name="P1"><text:span text:style-name="T1">“Creativity</text:span><text:span text:style-name="T2"> </text:span><text:span text:style-name="T3">is</text:span><text:span text:style-name="T4"> </text:span><text:span text:style-name="T5">intelligence</text:span><text:span text:style-name="T6"> </text:span><text:span text:style-name="T7">having</text:span><text:span text:style-name="T8"> </text:span><text:span text:style-name="T9">fun.”</text:span> – Albert Einstein</text:p>
      <text:list text:style-name="L1">
        <text:list-item>
          <text:p text:style-name="P2"><text:span text:style-name="T10">Phone:</text:span> +34 655 52 79 11</text:p>
        </text:list-item>
        <text:list-item>
          <text:p text:style-name="P2"><text:span text:style-name="T11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12">Personal</text:span><text:span text:style-name="T13"> </text:span><text:span text:style-name="T14">web:</text:span> <text:a xlink:type="simple" xlink:href="http://cristóbal.com" office:name=""><text:span text:style-name="Definition">http://cristóbal.com</text:span></text:a></text:p>
        </text:list-item>
        <text:list-item>
          <text:p text:style-name="P2"><text:span text:style-name="T15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16">Date</text:span><text:span text:style-name="T17"> </text:span><text:span text:style-name="T18">of</text:span><text:span text:style-name="T19"> </text:span><text:span text:style-name="T20">birth:</text:span> 12th February, 1981</text:p>
        </text:list-item>
      </text:list>
      <text:h text:style-name="Heading_20_1" text:outline-level="1">Summary</text:h>
      <text:p text:style-name="First_20_paragraph">More than 10 years of professional experience in the software industry and university research groups. Expertise in develop, deploy and manage server-side software and web services.</text:p>
      <text:h text:style-name="Heading_20_1" text:outline-level="1">Education</text:h>
      <text:list text:style-name="L2">
        <text:list-item>
          <text:p text:style-name="P3">2009 – 2011 <text:span text:style-name="T21">Master</text:span><text:span text:style-name="T22"> </text:span><text:span text:style-name="T23">in</text:span><text:span text:style-name="T24"> </text:span><text:span text:style-name="T25">Software</text:span><text:span text:style-name="T26"> </text:span><text:span text:style-name="T27">Engineer</text:span><text:span text:style-name="T28"> </text:span><text:span text:style-name="T29">and</text:span><text:span text:style-name="T30"> </text:span><text:span text:style-name="T31">Artificial</text:span><text:span text:style-name="T32"> </text:span><text:span text:style-name="T33">Intelligence</text:span>, Universidad de Málaga.</text:p>
        </text:list-item>
        <text:list-item>
          <text:p text:style-name="P3">2002 – 2007 <text:span text:style-name="T34">Computer</text:span><text:span text:style-name="T35"> </text:span><text:span text:style-name="T36">and</text:span><text:span text:style-name="T37"> </text:span><text:span text:style-name="T38">Software</text:span><text:span text:style-name="T39"> </text:span><text:span text:style-name="T40">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Experience</text:h>
      <text:list text:style-name="L3">
        <text:list-item>
          <text:p text:style-name="P5">Since 2017 <text:span text:style-name="T41">Cathedral</text:span><text:span text:style-name="T42"> </text:span><text:span text:style-name="T43">Software</text:span>, <text:span text:style-name="T44">Senior</text:span><text:span text:style-name="T45"> </text:span><text:span text:style-name="T46">Software</text:span><text:span text:style-name="T47"> </text:span><text:span text:style-name="T48">Engineer</text:span>.</text:p>
          <text:list text:style-name="L4">
            <text:list-item>
              <text:p text:style-name="P6">Big Data &amp; Business Intelligence.</text:p>
            </text:list-item>
            <text:list-item>
              <text:p text:style-name="P6">Technologies: Python, Django, Django REST framework, AWS, Airflow, Redshift, PostgreSQL, Angular 2, Selenium,...</text:p>
            </text:list-item>
          </text:list>
        </text:list-item>
        <text:list-item>
          <text:p text:style-name="P5">2015 - 2017 <text:span text:style-name="T49">VATIA</text:span><text:span text:style-name="T50"> </text:span><text:span text:style-name="T51">Energía</text:span>, <text:span text:style-name="T52">Software</text:span><text:span text:style-name="T53"> </text:span><text:span text:style-name="T54">Engineering</text:span><text:span text:style-name="T55"> </text:span><text:span text:style-name="T56">Manager</text:span>.</text:p>
          <text:list text:style-name="L5">
            <text:list-item>
              <text:p text:style-name="P7">Web platform for automatic <text:span text:style-name="T57">Virtual</text:span><text:span text:style-name="T58"> </text:span><text:span text:style-name="T59">Energetic</text:span><text:span text:style-name="T60"> </text:span><text:span text:style-name="T61">Audit</text:span>, <text:span text:style-name="T62">Energetic</text:span><text:span text:style-name="T63"> </text:span><text:span text:style-name="T64">Benchmarking</text:span>, monitoring,...</text:p>
            </text:list-item>
            <text:list-item>
              <text:p text:style-name="P7">Fullstack development, DevOps &amp; data analysis.</text:p>
            </text:list-item>
            <text:list-item>
              <text:p text:style-name="P7">Technologies: Node.js, Python, Celery, Django, Pandas, Matplotlib, MongoDB, Ansible, Fabric.</text:p>
            </text:list-item>
          </text:list>
        </text:list-item>
        <text:list-item>
          <text:p text:style-name="P5">2014 – 2015 <text:span text:style-name="T65">Axafone</text:span>, <text:span text:style-name="T66">Consultant</text:span>.</text:p>
          <text:list text:style-name="L6">
            <text:list-item>
              <text:p text:style-name="P8">Web technology consultancy.</text:p>
            </text:list-item>
            <text:list-item>
              <text:p text:style-name="P8">Customized web crawlers (Scrapy).</text:p>
            </text:list-item>
            <text:list-item>
              <text:p text:style-name="P8">Speaker.</text:p>
            </text:list-item>
          </text:list>
        </text:list-item>
        <text:list-item>
          <text:p text:style-name="P5">2011 – 2013 <text:span text:style-name="T67">Melomics</text:span><text:span text:style-name="T68"> </text:span><text:span text:style-name="T69">Media</text:span>, <text:span text:style-name="T70">Backend</text:span><text:span text:style-name="T71"> </text:span><text:span text:style-name="T72">Developer,</text:span><text:span text:style-name="T73"> </text:span><text:span text:style-name="T74">DevOps</text:span>.</text:p>
          <text:list text:style-name="L7">
            <text:list-item>
              <text:p text:style-name="P9">Server side development and deployment of a massive online music repository, with search, streaming, purchases and public API.</text:p>
            </text:list-item>
            <text:list-item>
              <text:p text:style-name="P9">Administration of cluster of Debian servers.</text:p>
            </text:list-item>
            <text:list-item>
              <text:p text:style-name="P9">Development and deployment of automatic video edition software with additional post-processing capabilities as chroma key, effects, titles, subtitles, publishing,...</text:p>
            </text:list-item>
            <text:list-item>
              <text:p text:style-name="P9">Technologies: Python, web.py, MongoDB, ElasticSearch, Memcached. APIs: Paypal, Google Wallet, Facebook, Google+.</text:p>
            </text:list-item>
          </text:list>
        </text:list-item>
        <text:list-item>
          <text:p text:style-name="P5">2009 – 2011 <text:span text:style-name="T75">Universidad</text:span><text:span text:style-name="T76"> </text:span><text:span text:style-name="T77">de</text:span><text:span text:style-name="T78"> </text:span><text:span text:style-name="T79">Málaga</text:span>, <text:span text:style-name="T80">Researcher</text:span>.</text:p>
          <text:list text:style-name="L8">
            <text:list-item>
              <text:p text:style-name="P10">Computer vision research in the department of <text:span text:style-name="T81">“Computational</text:span><text:span text:style-name="T82"> </text:span><text:span text:style-name="T83">Intelligence</text:span><text:span text:style-name="T84"> </text:span><text:span text:style-name="T85">and</text:span><text:span text:style-name="T86"> </text:span><text:span text:style-name="T87">Image</text:span><text:span text:style-name="T88"> </text:span><text:span text:style-name="T89">Analysis”</text:span>, managed by José Muñoz Perez and Enrique Dominguez Merino.</text:p>
            </text:list-item>
            <text:list-item>
              <text:p text:style-name="P10">Technologies: Python, C++, OpenCV, cvBlob, Matlab, Octave.</text:p>
            </text:list-item>
          </text:list>
        </text:list-item>
        <text:list-item>
          <text:p text:style-name="P5">2007 – 2009 <text:span text:style-name="T90">Tedial</text:span><text:span text:style-name="T91"> </text:span><text:span text:style-name="T92">S.L.</text:span>, <text:span text:style-name="T93">Backend</text:span><text:span text:style-name="T94"> </text:span><text:span text:style-name="T95">Developer,</text:span><text:span text:style-name="T96"> </text:span><text:span text:style-name="T97">System</text:span><text:span text:style-name="T98"> </text:span><text:span text:style-name="T99">Administrator</text:span>.</text:p>
          <text:list text:style-name="L9">
            <text:list-item>
              <text:p text:style-name="P11">Server-side media storage technologies.</text:p>
            </text:list-item>
            <text:list-item>
              <text:p text:style-name="P11">Authentication, authorization, and access control.</text:p>
            </text:list-item>
            <text:list-item>
              <text:p text:style-name="P11">Management of surveillance cameras.</text:p>
            </text:list-item>
            <text:list-item>
              <text:p text:style-name="P11">Deployment of software and administration of several SuSE Enterprise Server installations.</text:p>
            </text:list-item>
            <text:list-item>
              <text:p text:style-name="P11">Technologies: C++, Python, SuSE Enterprise Server, Oracle, LDAP, SOAP.</text:p>
            </text:list-item>
          </text:list>
        </text:list-item>
        <text:list-item>
          <text:p text:style-name="P5">2005 – 2006 <text:span text:style-name="T100">Novasoft</text:span>, <text:span text:style-name="T101">Software</text:span><text:span text:style-name="T102"> </text:span><text:span text:style-name="T103">and</text:span><text:span text:style-name="T104"> </text:span><text:span text:style-name="T105">Web</text:span><text:span text:style-name="T106"> </text:span><text:span text:style-name="T107">Developer</text:span>.</text:p>
          <text:list text:style-name="L10">
            <text:list-item>
              <text:p text:style-name="P12">Educational video games.</text:p>
            </text:list-item>
            <text:list-item>
              <text:p text:style-name="P12">Technologies: Flash, ActionScript, HTML, Javascript.</text:p>
            </text:list-item>
          </text:list>
        </text:list-item>
      </text:list>
      <text:h text:style-name="Heading_20_1" text:outline-level="1">Master Thesis</text:h>
      <text:p text:style-name="Definition_20_Term_20_Tight"><text:span text:style-name="T108">Title:</text:span></text:p>
      <text:p text:style-name="Definition_20_Definition_20_Tight"><text:span text:style-name="T109">“Shape</text:span><text:span text:style-name="T110"> </text:span><text:span text:style-name="T111">recognition</text:span><text:span text:style-name="T112"> </text:span><text:span text:style-name="T113">through</text:span><text:span text:style-name="T114"> </text:span><text:span text:style-name="T115">new</text:span><text:span text:style-name="T116"> </text:span><text:span text:style-name="T117">convexity</text:span><text:span text:style-name="T118"> </text:span><text:span text:style-name="T119">descriptors”</text:span></text:p>
      <text:p text:style-name="Definition_20_Term_20_Tight"><text:span text:style-name="T120">Supervisors:</text:span></text:p>
      <text:p text:style-name="Definition_20_Definition_20_Tight">José Muñoz Perez, Enrique Dominguez Merino</text:p>
      <text:p text:style-name="Definition_20_Term_20_Tight"><text:span text:style-name="T121">Description:</text:span></text:p>
      <text:p text:style-name="Definition_20_Definition_20_Tight">For this project several new convexity descriptors were devised. Then they were tested in the recognition of the <text:span text:style-name="T122">American</text:span><text:span text:style-name="T123"> </text:span><text:span text:style-name="T124">Sign</text:span><text:span text:style-name="T125"> </text:span><text:span text:style-name="T126">Language</text:span> used by deaf people.</text:p>
      <text:h text:style-name="Heading_20_1" text:outline-level="1">Bachelor Thesis</text:h>
      <text:p text:style-name="Definition_20_Term_20_Tight"><text:span text:style-name="T127">Title:</text:span></text:p>
      <text:p text:style-name="Definition_20_Definition_20_Tight"><text:span text:style-name="T128">“A</text:span><text:span text:style-name="T129"> </text:span><text:span text:style-name="T130">Video</text:span><text:span text:style-name="T131"> </text:span><text:span text:style-name="T132">Surveillance</text:span><text:span text:style-name="T133"> </text:span><text:span text:style-name="T134">System</text:span><text:span text:style-name="T135"> </text:span><text:span text:style-name="T136">for</text:span><text:span text:style-name="T137"> </text:span><text:span text:style-name="T138">Fall</text:span><text:span text:style-name="T139"> </text:span><text:span text:style-name="T140">Detection”</text:span></text:p>
      <text:p text:style-name="Definition_20_Term_20_Tight"><text:span text:style-name="T141">Supervisors:</text:span></text:p>
      <text:p text:style-name="Definition_20_Definition_20_Tight">José Muñoz Perez</text:p>
      <text:p text:style-name="Definition_20_Term_20_Tight"><text:span text:style-name="T142">Description:</text:span></text:p>
      <text:p text:style-name="Definition_20_Definition_20_Tight">Development of a video surveillance software to automatically detect the fall of persons.</text:p>
      <text:h text:style-name="Heading_20_1" text:outline-level="1">Personal Projects</text:h>
      <text:list text:style-name="L11">
        <text:list-item>
          <text:p text:style-name="P13">Since 2016 <text:span text:style-name="T143">Mukabe</text:span>, <text:a xlink:type="simple" xlink:href="https://mukabe.com" office:name=""><text:span text:style-name="Definition">https://mukabe.com</text:span></text:a>.</text:p>
          <text:list text:style-name="L12">
            <text:list-item>
              <text:p text:style-name="P14"><text:span text:style-name="T144">Mukabe</text:span> is the new way of navigate through information, the new social and online organization, and the new way to get visibility for you, your projects or your company.</text:p>
            </text:list-item>
            <text:list-item>
              <text:p text:style-name="P14">Technologies: Python, Django, Celery, Redis, ElasticSearch, Ansible, Fabric, AWS, Social APIs (Instagram, Facebook, Google+,...).</text:p>
            </text:list-item>
          </text:list>
        </text:list-item>
        <text:list-item>
          <text:p text:style-name="P13">Since 2015 <text:span text:style-name="T145">RegaloInteligente</text:span>, <text:a xlink:type="simple" xlink:href="http://regalointeligente.com" office:name=""><text:span text:style-name="Definition">http://regalointeligente.com</text:span></text:a>.</text:p>
          <text:list text:style-name="L13">
            <text:list-item>
              <text:p text:style-name="P15">Search engine of gifts with parameters like gender and age, and filter for prices.</text:p>
            </text:list-item>
            <text:list-item>
              <text:p text:style-name="P15">Web and Android applications (available in Google Play). Twitter bot with auto posting and automatic reply. Telegram bot.</text:p>
            </text:list-item>
            <text:list-item>
              <text:p text:style-name="P15">Technologies: Python, Pyramid, MongoDB, ElasticSearch, Amazon API, Twitter API, Telegram Bot API.</text:p>
            </text:list-item>
          </text:list>
        </text:list-item>
        <text:list-item>
          <text:p text:style-name="P13">2013 – 2014 <text:span text:style-name="T146">CursosDeSEO</text:span>, <text:a xlink:type="simple" xlink:href="http://cursosdeseo.net" office:name=""><text:span text:style-name="Definition">http://cursosdeseo.net</text:span></text:a>.</text:p>
          <text:list text:style-name="L14">
            <text:list-item>
              <text:p text:style-name="P16">Search engine of courses from different platforms and formats.</text:p>
            </text:list-item>
            <text:list-item>
              <text:p text:style-name="P16">Technologies: Python, Pyramid, MongoDB, ElasticSearch, Scrapy.</text:p>
            </text:list-item>
          </text:list>
        </text:list-item>
      </text:list>
      <text:h text:style-name="Heading_20_1" text:outline-level="1">Free Software Projects</text:h>
      <text:list text:style-name="L15">
        <text:list-item>
          <text:p text:style-name="P17">Since 2014 <text:span text:style-name="T147">WooDPD</text:span>, <text:a xlink:type="simple" xlink:href="http://woodpdplugin.com" office:name=""><text:span text:style-name="Definition">http://woodpdplugin.com</text:span></text:a>.</text:p>
          <text:p text:style-name="P18">WordPress Plugin to integrate DPD purchases in WooCommerce.</text:p>
        </text:list-item>
        <text:list-item>
          <text:p text:style-name="P17">Since 2013 <text:span text:style-name="T148">OrigamiPress</text:span>, <text:a xlink:type="simple" xlink:href="http://origamipress.com" office:name=""><text:span text:style-name="Definition">http://origamipress.com</text:span></text:a>.</text:p>
          <text:p text:style-name="P19">Blog tool, publishing platform, and CMS developed in Python. Yet to be published.</text:p>
        </text:list-item>
        <text:list-item>
          <text:p text:style-name="P17">Since 2009 <text:span text:style-name="T149">cvBlob</text:span>, <text:a xlink:type="simple" xlink:href="http://cvblob.googlecode.com" office:name=""><text:span text:style-name="Definition">http://cvblob.googlecode.com</text:span></text:a>.</text:p>
          <text:p text:style-name="P20">Blob library for OpenCV, widely used in computer vision and robotic research.</text:p>
        </text:list-item>
      </text:list>
      <text:h text:style-name="Heading_20_1" text:outline-level="1">Languages</text:h>
      <text:list text:style-name="L16">
        <text:list-item>
          <text:p text:style-name="P21"><text:span text:style-name="T150">Spanish</text:span> Native</text:p>
        </text:list-item>
        <text:list-item>
          <text:p text:style-name="P21"><text:span text:style-name="T151">English</text:span> Fluent</text:p>
        </text:list-item>
      </text:list>
      <text:h text:style-name="Heading_20_1" text:outline-level="1">Qualities</text:h>
      <text:h text:style-name="Heading_20_2" text:outline-level="2">Computer skills</text:h>
      <text:p text:style-name="Definition_20_Term_20_Tight"><text:span text:style-name="T152">Languages:</text:span></text:p>
      <text:p text:style-name="Definition_20_Definition_20_Tight">Python, Bash, JavaScript, HTML5, CSS3, C, C++, Java, SQL, PHP, ASP, Delphi, Octave, Matlab, ActionScript, Assembly (Intel x86, AT&amp;T). <text:span text:style-name="T153">Databases:</text:span></text:p>
      <text:p text:style-name="Definition_20_Definition_20_Tight">MongoDB, ElasticSearch, Redis, Memcached, PostgreSQL, Redshift, Oracle, MySQL. <text:span text:style-name="T154">Web</text:span><text:span text:style-name="T155"> </text:span><text:span text:style-name="T156">servers:</text:span></text:p>
      <text:p text:style-name="Definition_20_Definition_20_Tight">Apache, Nginx. <text:span text:style-name="T157">Environments:</text:span></text:p>
      <text:p text:style-name="Definition_20_Definition_20_Tight">Vim, GDB, Make, CMake, Android Studio, Eclipse, KDevelop, Visual Studio. Mercurial, Git, Subversion, CVS. <text:span text:style-name="T158">Frameworks:</text:span></text:p>
      <text:p text:style-name="Definition_20_Definition_20_Tight">Django, Django REST framework, Celery, Cornice, Scrapy, Airflow, Pyramid, Bootstrap, Mako, Node.js, Express.js, Angular 2, WordPress, OpenCV, OpenGL, OAuth. <text:span text:style-name="T159">Testing:</text:span></text:p>
      <text:p text:style-name="Definition_20_Definition_20_Tight">TDD, unittest, Selenium. <text:span text:style-name="T160">Deployment:</text:span></text:p>
      <text:p text:style-name="Definition_20_Definition_20_Tight">Ansible, Fabric, VirtualEnv, Supervisor, Upstart, Docker, Dokku, Vagrant, AWS API. <text:span text:style-name="T161">Data</text:span><text:span text:style-name="T162"> </text:span><text:span text:style-name="T163">Analysis:</text:span></text:p>
      <text:p text:style-name="Definition_20_Definition_20_Tight">Pandas, NumPy, SciPy, Matplotlib, MapReduce. <text:span text:style-name="T164">Technologies:</text:span></text:p>
      <text:p text:style-name="Definition_20_Definition_20_Tight">RESTful Web Services, Ajax. <text:span text:style-name="T165">APIs:</text:span></text:p>
      <text:p text:style-name="Definition_20_Definition_20_Tight">PayPal, Google Wallet, Amazon, Facebook, Twitter, Instagram, Braintree, Telegram. <text:span text:style-name="T166">Platforms:</text:span></text:p>
      <text:p text:style-name="Definition_20_Definition_20_Tight">GNU/Linux (Ubuntu, Debian, SuSE Enterprise Server, CentOS), Android. AWS, DigitalOcean. <text:span text:style-name="T167">Others:</text:span></text:p>
      <text:p text:style-name="Definition_20_Definition_20_Tight">LaTeX, Doxygen, LibreOffice, Inkscape, Gimp, Krita, Photoshop, Flash.</text:p>
      <text:h text:style-name="Heading_20_2" text:outline-level="2">Personal skills</text:h>
      <text:h text:style-name="Heading_20_3" text:outline-level="3">Engineering:</text:h>
      <text:list text:style-name="L17">
        <text:list-item>
          <text:p text:style-name="P22">Ability to find creative solutions.</text:p>
        </text:list-item>
        <text:list-item>
          <text:p text:style-name="P22">Strong analytical, able to anticipate issues, resolve concerns and improve efficiency.</text:p>
        </text:list-item>
        <text:list-item>
          <text:p text:style-name="P22">Good software engineering skills.</text:p>
        </text:list-item>
        <text:list-item>
          <text:p text:style-name="P22">Care of coding standards.</text:p>
        </text:list-item>
        <text:list-item>
          <text:p text:style-name="P22">Eager to learn and develop new skills.</text:p>
        </text:list-item>
      </text:list>
      <text:h text:style-name="Heading_20_3" text:outline-level="3">Others:</text:h>
      <text:list text:style-name="L18">
        <text:list-item>
          <text:p text:style-name="P23">Ability to work without direct supervision.</text:p>
        </text:list-item>
        <text:list-item>
          <text:p text:style-name="P23">Skilled in building excellent rapport with team members and clients.</text:p>
        </text:list-item>
        <text:list-item>
          <text:p text:style-name="P23">Great verbal and written communication skills (wide experience in both Spanish and English).</text:p>
        </text:list-item>
        <text:list-item>
          <text:p text:style-name="P23">Professional experience in public speaking.</text:p>
        </text:list-item>
      </text:list>
      <text:h text:style-name="Heading_20_1" text:outline-level="1">Interests</text:h>
      <text:p text:style-name="First_20_paragraph">GNU/Linux, web servers, web spiders, image processing, computer vision, computer graphics, artificial intelligence, compilers development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